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4mm"/>
    </style:style>
    <style:style style:name="co3" style:family="table-column">
      <style:table-column-properties fo:break-before="auto" style:column-width="75.71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72.16mm"/>
    </style:style>
    <style:style style:name="co6" style:family="table-column">
      <style:table-column-properties fo:break-before="auto" style:column-width="98.04mm"/>
    </style:style>
    <style:style style:name="co7" style:family="table-column">
      <style:table-column-properties fo:break-before="auto" style:column-width="151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5.7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12.17mm" fo:break-before="auto" style:use-optimal-row-height="true"/>
    </style:style>
    <style:style style:name="ro7" style:family="table-row">
      <style:table-row-properties style:row-height="17.9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9.2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fo:wrap-option="wrap"/>
      <style:text-properties fo:color="#ce181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e181e"/>
    </style:style>
    <style:style style:name="ce22" style:family="table-cell" style:parent-style-name="Default">
      <style:table-cell-properties fo:wrap-option="wrap"/>
      <style:text-properties fo:color="#ce181e" style:font-name="Liberation Sans" fo:font-size="10pt" style:font-size-asian="10pt" style:font-size-complex="10pt"/>
    </style:style>
    <style:style style:name="T1" style:family="text">
      <style:text-properties fo:color="#ce181e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8pt" style:font-size-complex="8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18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 table:number-columns-spanned="5" table:number-rows-spanned="2">
            <text:p>DB HA setup is based on MariaDB built-in master to master functionality. This means that one node are active and second node listens and dublicate all steps.</text:p>
            <text:p>In the same time if someone are doing some actions with database inside second node then all steps will be executed on the first node as well.</text:p>
            <text:p>It’s kind a database team work with one shared resourse and that is database.</text:p>
            <text:p/>
            <text:p>The way how the HA is delivered is by addidional daemon (simple utility which enable +1 IP address for the server). This will create a virtual IP address for active server.</text:p>
            <text:p>The virtual IP address can be server only in one node at the time. This service called “corosync”, but lets name it as “frienship between two nodes”</text:p>
          </table:table-cell>
          <table:covered-table-cell table:style-name="Default"/>
          <table:covered-table-cell table:style-name="ce1"/>
          <table:covered-table-cell table:number-columns-repeated="2" table:style-name="Default"/>
          <table:table-cell table:style-name="Default" table:number-columns-repeated="1019"/>
        </table:table-row>
        <table:table-row table:style-name="ro2">
          <table:covered-table-cell table:number-columns-repeated="2"/>
          <table:covered-table-cell table:style-name="ce7"/>
          <table:covered-table-cell table:style-name="ce16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 table:style-name="ce16"/>
          <table:table-cell table:number-columns-repeated="10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ask</text:p>
          </table:table-cell>
          <table:table-cell table:style-name="ce7" office:value-type="string" calcext:value-type="string">
            <text:p>Node1(192.168.56.101) default</text:p>
          </table:table-cell>
          <table:table-cell table:style-name="ce16" office:value-type="string" calcext:value-type="string">
            <text:p>Node2(192.168.56.102), second n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6" office:value-type="string" calcext:value-type="string">
            <text:p>maridb service must be offline, otherwise there will be problems in fu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6" office:value-type="string" calcext:value-type="string">
            <text:p>this must be different on each nod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6" office:value-type="string" calcext:value-type="string">
            <text:p>This will not apply for new tables. We will remove read only at the end of instru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6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est if everything we do transwers from node1 to node2. At first list all databases</text:p>
          </table:table-cell>
          <table:table-cell table:style-name="ce1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0"/>
        </table:table-row>
        <table:table-row table:style-name="ro9">
          <table:table-cell/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6" office:value-type="string" calcext:value-type="string">
            <text:p>if you run this command on second node (node2) then everything is messed up. You have to line 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6" office:value-type="string" calcext:value-type="string">
            <text:p>make sure the database is on node2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1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6" office:value-type="string" calcext:value-type="string">
            <text:p>‘zabbix’ database is not on the lis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zabbix.com db-01</text:p>
            <text:p>192.168.56.102 db-02.zabbix.com db-02</text:p>
            <text:p>192.168.56.100 zabbix-db.zabbix.com zabbix-db" &gt;&gt; /etc/hosts</text:p>
          </table:table-cell>
          <table:covered-table-cell/>
          <table:table-cell table:style-name="ce6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requsite packages for the cluster to work</text:p>
          </table:table-cell>
          <table:table-cell table:style-name="ce12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pcs cluster auth db-01.zabbix.com db-02.zabbix.com</text:p>
          </table:table-cell>
          <table:table-cell/>
          <table:table-cell table:style-name="ce17" office:value-type="string" calcext:value-type="string" table:number-columns-spanned="1" table:number-rows-spanned="3">
            <text:p>It is possible to execute the first command on second node too, but it will no ask for username and password bu say: “Already authorized”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create user ‘zabbix_cluster’ and add both nodes</text:p>
          </table:table-cell>
          <table:table-cell office:value-type="string" calcext:value-type="string">
            <text:p>pcs cluster setup --name zabbix_cluster db-01 db-02 --force</text:p>
          </table:table-cell>
          <table:table-cell/>
          <table:table-cell office:value-type="string" calcext:value-type="string">
            <text:p>this may output Unable to authenticate to db-01 - (HTTP error: 401), try running <text:s text:c="76"/>'pcs cluster auth' 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zabbix.com db-02.zabbix.com --force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able cluster</text:p>
          </table:table-cell>
          <table:table-cell table:style-name="ce10" office:value-type="string" calcext:value-type="string">
            <text:p>pcs cluster enable --all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10" office:value-type="string" calcext:value-type="string">
            <text:p>pcs property set stonith-enabled=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ify cluster XML cluster configuration</text:p>
          </table:table-cell>
          <table:table-cell table:style-name="ce10" office:value-type="string" calcext:value-type="string">
            <text:p>crm_verify --live-check --verbos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_ip ocf:heartbeat:IPaddr2 ip=192.168.56.100 cidr_netmask=32 op monitor interval=5s --group zabbixgroup</text:p>
          </table:table-cell>
          <table:table-cell/>
          <table:table-cell table:style-name="ce22" office:value-type="string" calcext:value-type="string">
            <text:p><text:span text:style-name="T1">magical part start here whare all configured nodes will must be percieved as only one option (one IP address) for zabbix-backend. </text:span><text:span text:style-name="T2">“</text:span><text:span text:style-name="T3">virtual_ip</text:span><text:span text:style-name="T4">” is just a name. </text:span><text:span text:style-name="T3">cidr_netmask=32 means that there is only one address in the array and that is  192.168.56.100</text:span></text:p>
          </table:table-cell>
          <table:table-cell table:style-name="Default"/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s statu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ame as ‘pcs status’, but -i1 allow to update screen with 1 second interval</text:p>
          </table:table-cell>
          <table:table-cell table:style-name="ce11" office:value-type="string" calcext:value-type="string">
            <text:p>crm_mon -i1rf 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09:48:10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0:36:40.280000000</dc:date>
    <meta:editing-duration>PT3H44M37S</meta:editing-duration>
    <meta:editing-cycles>18</meta:editing-cycles>
    <meta:generator>LibreOffice/6.0.4.2$Windows_X86_64 LibreOffice_project/9b0d9b32d5dcda91d2f1a96dc04c645c450872bf</meta:generator>
    <meta:document-statistic meta:table-count="1" meta:cell-count="144" meta:object-count="0"/>
  </office:meta>
</office:document-meta>
</file>